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</text:span><text:span text:style-name="T1">linking</text:span></text:p>
            <text:p text:style-name="P1"><text:span text:style-name="T1">ESPnow </text:span><text:span text:style-name="T1">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</text:span><text:span text:style-name="T1">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</text:span><text:span text:style-name="T2">reports the</text:span></text:p>
            <text:p text:style-name="P1"><text:span text:style-name="T2">data which is </text:span><text:span text:style-name="T2">going</text:span></text:p>
            <text:p text:style-name="P1"><text:span text:style-name="T2">to be </text:span><text:span text:style-name="T2">processed by </text:span><text:span text:style-name="T2">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</text:span><text:span text:style-name="T1">selection</text:span></text:p>
            <text:p text:style-name="P1"><text:span text:style-name="T2">(send </text:span><text:span text:style-name="T2">messages </text:span><text:span text:style-name="T2">to the</text:span></text:p>
            <text:p text:style-name="P1"><text:span text:style-name="T2">selected </text:span><text:span text:style-name="T2">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1)</text:p>
          </draw:line>
          <draw:line draw:z-index="1" draw:style-name="gr8" draw:text-style-name="P4" svg:x1="2.662cm" svg:y1="11.677cm" svg:x2="7.156cm" svg:y2="11.225cm">
            <text:p text:style-name="P6">link(0, 1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1)</text:p>
          </draw:line>
          <draw:line draw:z-index="4" draw:style-name="gr10" draw:text-style-name="P4" svg:x1="2.662cm" svg:y1="8.143cm" svg:x2="7.177cm" svg:y2="8.616cm">
            <text:p text:style-name="P6">link(0, 1)</text:p>
          </draw:line>
          <draw:line draw:z-index="5" draw:style-name="gr11" draw:text-style-name="P8" svg:x1="2.428cm" svg:y1="8.143cm" svg:x2="2.428cm" svg:y2="5.476cm">
            <text:p text:style-name="P6"><text:span text:style-name="T3">50 ms </text:span><text:span text:style-name="T3">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428cm" svg:y1="5.335cm" svg:x2="2.428cm" svg:y2="2.668cm">
            <text:p text:style-name="P6"><text:span text:style-name="T3">50 ms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4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5" draw:text-style-name="P4" svg:x1="27.319cm" svg:y1="15.354cm" svg:x2="31.813cm" svg:y2="14.902cm">
            <text:p text:style-name="P6">detection(2, 1)</text:p>
          </draw:line>
          <draw:line draw:z-index="16" draw:style-name="gr15" draw:text-style-name="P4" svg:x1="27.319cm" svg:y1="18.064cm" svg:x2="31.813cm" svg:y2="17.612cm">
            <text:p text:style-name="P6">detection(2, 7)</text:p>
          </draw:line>
          <draw:line draw:z-index="17" draw:style-name="gr14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6" draw:text-style-name="P6" svg:x1="31.436cm" svg:y1="16.492cm" svg:x2="32.207cm" svg:y2="16.256cm">
            <text:p/>
          </draw:line>
          <draw:line draw:z-index="19" draw:style-name="gr16" draw:text-style-name="P6" svg:x1="31.437cm" svg:y1="16.642cm" svg:x2="32.208cm" svg:y2="16.406cm">
            <text:p/>
          </draw:line>
          <draw:line draw:z-index="20" draw:style-name="gr16" draw:text-style-name="P6" svg:x1="26.918cm" svg:y1="16.492cm" svg:x2="27.689cm" svg:y2="16.256cm">
            <text:p/>
          </draw:line>
          <draw:line draw:z-index="21" draw:style-name="gr16" draw:text-style-name="P6" svg:x1="26.919cm" svg:y1="16.642cm" svg:x2="27.69cm" svg:y2="16.406cm">
            <text:p/>
          </draw:line>
          <draw:line draw:z-index="22" draw:style-name="gr15" draw:text-style-name="P4" svg:x1="27.319cm" svg:y1="13.547cm" svg:x2="31.813cm" svg:y2="13.095cm">
            <text:p text:style-name="P6">detection(2, 0)</text:p>
          </draw:line>
          <draw:line draw:z-index="23" draw:style-name="gr14" draw:text-style-name="P8" svg:x1="32.14cm" svg:y1="14.945cm" svg:x2="32.14cm" svg:y2="13.096cm">
            <text:p text:style-name="P6"><text:span text:style-name="T3">W</text:span><text:span text:style-name="T3">a</text:span><text:span text:style-name="T3">i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c</text:span><text:span text:style-name="T3">k</text:span></text:p>
            <text:p text:style-name="P6"><text:span text:style-name="T3">2</text:span><text:span text:style-name="T3">0</text:span><text:span text:style-name="T3"> </text:span><text:span text:style-name="T3">m</text:span><text:span text:style-name="T3">s</text:span></text:p>
          </draw:line>
          <draw:line draw:z-index="24" draw:style-name="gr12" draw:text-style-name="P4" svg:x1="14.959cm" svg:y1="3.613cm" svg:x2="19.453cm" svg:y2="3.161cm">
            <text:p text:style-name="P6">mode(1, mode)</text:p>
          </draw:line>
          <draw:line draw:z-index="25" draw:style-name="gr14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0)</text:p>
          </draw:line>
          <draw:line draw:z-index="28" draw:style-name="gr16" draw:text-style-name="P6" svg:x1="14.559cm" svg:y1="8.364cm" svg:x2="15.33cm" svg:y2="8.128cm">
            <text:p/>
          </draw:line>
          <draw:line draw:z-index="29" draw:style-name="gr16" draw:text-style-name="P6" svg:x1="14.56cm" svg:y1="8.514cm" svg:x2="15.331cm" svg:y2="8.278cm">
            <text:p/>
          </draw:line>
          <draw:line draw:z-index="30" draw:style-name="gr16" draw:text-style-name="P6" svg:x1="19.077cm" svg:y1="8.364cm" svg:x2="19.848cm" svg:y2="8.128cm">
            <text:p/>
          </draw:line>
          <draw:line draw:z-index="31" draw:style-name="gr16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exit)</text:p>
          </draw:line>
          <draw:line draw:z-index="33" draw:style-name="gr13" draw:text-style-name="P4" svg:x1="14.96cm" svg:y1="1.807cm" svg:x2="19.435cm" svg:y2="2.236cm">
            <text:p text:style-name="P6">mode(1, mode)</text:p>
          </draw:line>
          <draw:line draw:z-index="34" draw:style-name="gr16" draw:text-style-name="P6" svg:x1="14.559cm" svg:y1="11.525cm" svg:x2="15.33cm" svg:y2="11.289cm">
            <text:p/>
          </draw:line>
          <draw:line draw:z-index="35" draw:style-name="gr16" draw:text-style-name="P6" svg:x1="14.56cm" svg:y1="11.675cm" svg:x2="15.331cm" svg:y2="11.439cm">
            <text:p/>
          </draw:line>
          <draw:line draw:z-index="36" draw:style-name="gr16" draw:text-style-name="P6" svg:x1="19.077cm" svg:y1="11.525cm" svg:x2="19.848cm" svg:y2="11.289cm">
            <text:p/>
          </draw:line>
          <draw:line draw:z-index="37" draw:style-name="gr16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)</text:p>
          </draw:line>
          <draw:line draw:z-index="39" draw:style-name="gr11" draw:text-style-name="P8" svg:x1="14.659cm" svg:y1="15.763cm" svg:x2="14.659cm" svg:y2="13.096cm">
            <text:p text:style-name="P6"><text:span text:style-name="T3">2</text:span><text:span text:style-name="T3">0</text:span><text:span text:style-name="T3"> </text:span><text:span text:style-name="T3">m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/text:p>
            <text:p text:style-name="P6"><text:span text:style-name="T3">a</text:span><text:span text:style-name="T3">n</text:span><text:span text:style-name="T3">y</text:span><text:span text:style-name="T3"> </text:span><text:span text:style-name="T3">m</text:span><text:span text:style-name="T3">o</text:span><text:span text:style-name="T3">d</text:span><text:span text:style-name="T3">e</text:span><text:span text:style-name="T3">_</text:span><text:span text:style-name="T3">m</text:span><text:span text:style-name="T3">s</text:span><text:span text:style-name="T3">g</text:span></text:p>
            <text:p text:style-name="P6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/text:p>
            <text:p text:style-name="P6"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/text:p>
          </draw:line>
          <draw:line draw:z-index="40" draw:style-name="gr7" draw:text-style-name="P4" svg:x1="14.96cm" svg:y1="15.805cm" svg:x2="19.435cm" svg:y2="16.234cm">
            <text:p text:style-name="P6">mode(1, mode)</text:p>
          </draw:line>
          <draw:line draw:z-index="41" draw:style-name="gr11" draw:text-style-name="P8" svg:x1="14.659cm" svg:y1="18.473cm" svg:x2="14.659cm" svg:y2="15.806cm">
            <text:p text:style-name="P6"><text:span text:style-name="T3">20 ms </text:span><text:span text:style-name="T3">without</text:span></text:p>
            <text:p text:style-name="P6"><text:span text:style-name="T3">any </text:span><text:span text:style-name="T3">mode_ms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42" draw:style-name="gr11" draw:text-style-name="P8" svg:x1="14.659cm" svg:y1="21.182cm" svg:x2="14.659cm" svg:y2="18.515cm">
            <text:p text:style-name="P6"><text:span text:style-name="T3">20 ms </text:span><text:span text:style-name="T3">without</text:span></text:p>
            <text:p text:style-name="P6"><text:span text:style-name="T3">any </text:span><text:span text:style-name="T3">mode_ms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43" draw:style-name="gr7" draw:text-style-name="P4" svg:x1="14.96cm" svg:y1="18.515cm" svg:x2="19.435cm" svg:y2="18.944cm">
            <text:p text:style-name="P6">mode(1, mode)</text:p>
          </draw:line>
          <draw:line draw:z-index="44" draw:style-name="gr16" draw:text-style-name="P6" svg:x1="14.559cm" svg:y1="22.814cm" svg:x2="15.33cm" svg:y2="22.578cm">
            <text:p/>
          </draw:line>
          <draw:line draw:z-index="45" draw:style-name="gr16" draw:text-style-name="P6" svg:x1="14.56cm" svg:y1="22.964cm" svg:x2="15.331cm" svg:y2="22.728cm">
            <text:p/>
          </draw:line>
          <draw:line draw:z-index="46" draw:style-name="gr16" draw:text-style-name="P6" svg:x1="19.077cm" svg:y1="22.814cm" svg:x2="19.848cm" svg:y2="22.578cm">
            <text:p/>
          </draw:line>
          <draw:line draw:z-index="47" draw:style-name="gr16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)</text:p>
          </draw:line>
          <draw:line draw:z-index="49" draw:style-name="gr15" draw:text-style-name="P4" svg:x1="14.959cm" svg:y1="26.191cm" svg:x2="19.453cm" svg:y2="25.739cm">
            <text:p text:style-name="P6">mode(1, mode)</text:p>
          </draw:line>
          <draw:line draw:z-index="50" draw:style-name="gr11" draw:text-style-name="P8" svg:x1="14.659cm" svg:y1="27.052cm" svg:x2="14.659cm" svg:y2="24.385cm">
            <text:p text:style-name="P6"><text:span text:style-name="T3">2</text:span><text:span text:style-name="T3">0</text:span><text:span text:style-name="T3"> </text:span><text:span text:style-name="T3">m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/text:p>
            <text:p text:style-name="P6"><text:span text:style-name="T3">a</text:span><text:span text:style-name="T3">n</text:span><text:span text:style-name="T3">y</text:span><text:span text:style-name="T3"> </text:span><text:span text:style-name="T3">m</text:span><text:span text:style-name="T3">o</text:span><text:span text:style-name="T3">d</text:span><text:span text:style-name="T3">e</text:span><text:span text:style-name="T3">_</text:span><text:span text:style-name="T3">m</text:span><text:span text:style-name="T3">s</text:span><text:span text:style-name="T3">g</text:span></text:p>
            <text:p text:style-name="P6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/text:p>
            <text:p text:style-name="P6"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/text:p>
          </draw:line>
          <draw:line draw:z-index="51" draw:style-name="gr13" draw:text-style-name="P4" svg:x1="14.96cm" svg:y1="27.094cm" svg:x2="19.435cm" svg:y2="27.523cm">
            <text:p text:style-name="P6">mode(1, mode)</text:p>
          </draw:line>
          <draw:line draw:z-index="52" draw:style-name="gr12" draw:text-style-name="P4" svg:x1="14.959cm" svg:y1="28.449cm" svg:x2="19.453cm" svg:y2="27.997cm">
            <text:p text:style-name="P6">mode(1, mode)</text:p>
          </draw:line>
          <draw:line draw:z-index="53" draw:style-name="gr14" draw:text-style-name="P8" svg:x1="15.259cm" svg:y1="31.116cm" svg:x2="15.2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4.659cm" svg:y1="33.825cm" svg:x2="14.659cm" svg:y2="31.15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</text:span><text:span text:style-name="T3">node</text:span></text:p>
          </draw:line>
          <draw:line draw:z-index="56" draw:style-name="gr11" draw:text-style-name="P8" svg:x1="14.659cm" svg:y1="36.535cm" svg:x2="14.659cm" svg:y2="33.86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1" draw:text-style-name="P8" svg:x1="14.659cm" svg:y1="39.244cm" svg:x2="14.659cm" svg:y2="36.577cm">
            <text:p text:style-name="P6"><text:span text:style-name="T3">1 sec </text:span><text:span text:style-name="T3">without</text:span></text:p>
            <text:p text:style-name="P6"><text:span text:style-name="T3">any ms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58" draw:style-name="gr13" draw:text-style-name="P4" svg:x1="14.96cm" svg:y1="33.868cm" svg:x2="19.435cm" svg:y2="34.297cm">
            <text:p text:style-name="P6">link(0, 1)</text:p>
          </draw:line>
          <draw:line draw:z-index="59" draw:style-name="gr13" draw:text-style-name="P4" svg:x1="14.96cm" svg:y1="36.577cm" svg:x2="19.435cm" svg:y2="37.006cm">
            <text:p text:style-name="P6">link(0, 1)</text:p>
          </draw:line>
          <draw:line draw:z-index="60" draw:style-name="gr15" draw:text-style-name="P4" svg:x1="14.959cm" svg:y1="32.513cm" svg:x2="19.453cm" svg:y2="32.061cm">
            <text:p text:style-name="P6">link(0, 0)</text:p>
          </draw:line>
          <draw:line draw:z-index="61" draw:style-name="gr15" draw:text-style-name="P4" svg:x1="14.959cm" svg:y1="35.222cm" svg:x2="19.453cm" svg:y2="34.77cm">
            <text:p text:style-name="P6">link(0, 0)</text:p>
          </draw:line>
          <draw:line draw:z-index="62" draw:style-name="gr15" draw:text-style-name="P4" svg:x1="14.959cm" svg:y1="37.931cm" svg:x2="19.453cm" svg:y2="37.479cm">
            <text:p text:style-name="P6">link(0, 0)</text:p>
          </draw:line>
          <draw:line draw:z-index="63" draw:style-name="gr14" draw:text-style-name="P8" svg:x1="19.777cm" svg:y1="40.147cm" svg:x2="19.777cm" svg:y2="37.48cm">
            <text:p text:style-name="P6"><text:span text:style-name="T3">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4" draw:style-name="gr9" draw:text-style-name="P4" svg:x1="2.686cm" svg:y1="15.354cm" svg:x2="7.205cm" svg:y2="15.791cm">
            <text:p text:style-name="P6">link(0, 0)</text:p>
          </draw:line>
          <draw:line draw:z-index="65" draw:style-name="gr9" draw:text-style-name="P4" svg:x1="2.686cm" svg:y1="18.966cm" svg:x2="7.205cm" svg:y2="19.403cm">
            <text:p text:style-name="P6">link(0, 0)</text:p>
          </draw:line>
          <draw:line draw:z-index="66" draw:style-name="gr9" draw:text-style-name="P4" svg:x1="2.686cm" svg:y1="22.579cm" svg:x2="7.205cm" svg:y2="23.016cm">
            <text:p text:style-name="P6">link(0, 0)</text:p>
          </draw:line>
          <draw:line draw:z-index="67" draw:style-name="gr8" draw:text-style-name="P4" svg:x1="2.685cm" svg:y1="17.16cm" svg:x2="7.179cm" svg:y2="16.708cm">
            <text:p text:style-name="P6">link(0, 0)</text:p>
          </draw:line>
          <draw:line draw:z-index="68" draw:style-name="gr8" draw:text-style-name="P4" svg:x1="2.685cm" svg:y1="20.772cm" svg:x2="7.179cm" svg:y2="20.32cm">
            <text:p text:style-name="P6">link(0, 0)</text:p>
          </draw:line>
          <draw:line draw:z-index="69" draw:style-name="gr11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.5 sec to</text:span></text:p>
            <text:p text:style-name="P6"><text:span text:style-name="T3">hold the comm</text:span></text:p>
          </draw:line>
          <draw:line draw:z-index="70" draw:style-name="gr14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.5 seconds to</text:span></text:p>
            <text:p text:style-name="P6"><text:span text:style-name="T3">hold the comm</text:span></text:p>
          </draw:line>
          <draw:line draw:z-index="71" draw:style-name="gr11" draw:text-style-name="P8" svg:x1="2.408cm" svg:y1="25.266cm" svg:x2="2.401cm" svg:y2="20.771cm">
            <text:p text:style-name="P6"><text:span text:style-name="T3">3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2" draw:style-name="gr16" draw:text-style-name="P6" svg:x1="2.328cm" svg:y1="14.836cm" svg:x2="3.068cm" svg:y2="14.6cm">
            <text:p/>
          </draw:line>
          <draw:line draw:z-index="73" draw:style-name="gr16" draw:text-style-name="P6" svg:x1="6.766cm" svg:y1="14.836cm" svg:x2="7.506cm" svg:y2="14.6cm">
            <text:p/>
          </draw:line>
          <draw:line draw:z-index="74" draw:style-name="gr16" draw:text-style-name="P6" svg:x1="2.327cm" svg:y1="14.686cm" svg:x2="3.067cm" svg:y2="14.45cm">
            <text:p/>
          </draw:line>
          <draw:line draw:z-index="75" draw:style-name="gr16" draw:text-style-name="P6" svg:x1="6.765cm" svg:y1="14.686cm" svg:x2="7.505cm" svg:y2="14.45cm">
            <text:p/>
          </draw:line>
          <draw:line draw:z-index="76" draw:style-name="gr16" draw:text-style-name="P6" svg:x1="26.887cm" svg:y1="4.3cm" svg:x2="27.691cm" svg:y2="4.064cm">
            <text:p/>
          </draw:line>
          <draw:line draw:z-index="77" draw:style-name="gr16" draw:text-style-name="P6" svg:x1="26.888cm" svg:y1="4.45cm" svg:x2="27.692cm" svg:y2="4.214cm">
            <text:p/>
          </draw:line>
          <draw:line draw:z-index="78" draw:style-name="gr16" draw:text-style-name="P6" svg:x1="31.399cm" svg:y1="4.3cm" svg:x2="32.203cm" svg:y2="4.064cm">
            <text:p/>
          </draw:line>
          <draw:line draw:z-index="79" draw:style-name="gr16" draw:text-style-name="P6" svg:x1="31.4cm" svg:y1="4.45cm" svg:x2="32.204cm" svg:y2="4.214cm">
            <text:p/>
          </draw:line>
          <draw:line draw:z-index="80" draw:style-name="gr16" draw:text-style-name="P6" svg:x1="26.887cm" svg:y1="7.009cm" svg:x2="27.691cm" svg:y2="6.773cm">
            <text:p/>
          </draw:line>
          <draw:line draw:z-index="81" draw:style-name="gr16" draw:text-style-name="P6" svg:x1="26.888cm" svg:y1="7.159cm" svg:x2="27.692cm" svg:y2="6.923cm">
            <text:p/>
          </draw:line>
          <draw:line draw:z-index="82" draw:style-name="gr16" draw:text-style-name="P6" svg:x1="31.399cm" svg:y1="7.009cm" svg:x2="32.203cm" svg:y2="6.773cm">
            <text:p/>
          </draw:line>
          <draw:line draw:z-index="83" draw:style-name="gr16" draw:text-style-name="P6" svg:x1="31.4cm" svg:y1="7.159cm" svg:x2="32.204cm" svg:y2="6.923cm">
            <text:p/>
          </draw:line>
          <draw:line draw:z-index="84" draw:style-name="gr16" draw:text-style-name="P6" svg:x1="26.887cm" svg:y1="11.976cm" svg:x2="27.691cm" svg:y2="11.74cm">
            <text:p/>
          </draw:line>
          <draw:line draw:z-index="85" draw:style-name="gr16" draw:text-style-name="P6" svg:x1="26.888cm" svg:y1="12.126cm" svg:x2="27.692cm" svg:y2="11.89cm">
            <text:p/>
          </draw:line>
          <draw:line draw:z-index="86" draw:style-name="gr16" draw:text-style-name="P6" svg:x1="31.399cm" svg:y1="11.976cm" svg:x2="32.203cm" svg:y2="11.74cm">
            <text:p/>
          </draw:line>
          <draw:line draw:z-index="87" draw:style-name="gr16" draw:text-style-name="P6" svg:x1="31.4cm" svg:y1="12.126cm" svg:x2="32.204cm" svg:y2="11.89cm">
            <text:p/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tx link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5:38:48.6733890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3T02:26:18.395743184</dc:date>
    <meta:editing-duration>P1DT5H7M36S</meta:editing-duration>
    <meta:editing-cycles>75</meta:editing-cycles>
    <meta:generator>LibreOffice/6.4.7.2$Linux_X86_64 LibreOffice_project/40$Build-2</meta:generator>
    <meta:document-statistic meta:table-count="3" meta:cell-count="179" meta:object-count="100"/>
  </office:meta>
</office:document-meta>
</file>